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90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1" table:style-name="ta1" table:print="false"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Inlämning 3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Skapande av grundstruktur webbsida: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formulär</text:p>
          </table:table-cell>
          <table:table-cell table:number-columns-repeated="2" office:value-type="float" office:value="0.5">
            <text:p>0,5</text:p>
          </table:table-cell>
          <table:table-cell/>
        </table:table-row>
        <table:table-row table:style-name="ro1">
          <table:table-cell office:value-type="string">
            <text:p>läsa på om responsivt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beräkning</text:p>
          </table:table-cell>
          <table:table-cell table:number-columns-repeated="2" office:value-type="float" office:value="0.5">
            <text:p>0,5</text:p>
          </table:table-cell>
          <table:table-cell/>
        </table:table-row>
        <table:table-row table:style-name="ro1">
          <table:table-cell office:value-type="string">
            <text:p>läsa på om sass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leta foton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string">
            <text:p>skapa gallery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installera scout få det att fungera</text:p>
          </table:table-cell>
          <table:table-cell office:value-type="float" office:value="0.25">
            <text:p>0,25</text:p>
          </table:table-cell>
          <table:table-cell office:value-type="float" office:value="4">
            <text:p>4</text:p>
          </table:table-cell>
          <table:table-cell office:value-type="string">
            <text:p>gav upp sedan</text:p>
          </table:table-cell>
        </table:table-row>
        <table:table-row table:style-name="ro1">
          <table:table-cell office:value-type="string">
            <text:p>skriva ut från xml-file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lära mig sass kommandopromt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grunt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öra sidan responsiv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göra sidan fint responsiv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göra formulären</text:p>
          </table:table-cell>
          <table:table-cell table:number-columns-repeated="2" office:value-type="float" office:value="0.5">
            <text:p>0,5</text:p>
          </table:table-cell>
          <table:table-cell/>
        </table:table-row>
        <table:table-row table:style-name="ro1">
          <table:table-cell office:value-type="string">
            <text:p>Skapa hamburgermen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ick den aldrig att fungera</text:p>
          </table:table-cell>
        </table:table-row>
      </table:table>
      <table:table table:name="Ark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7">2016-04-17</text:date>, <text:time>23:36:46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a Conradson Sjöberg</meta:initial-creator>
    <meta:creation-date>2016-04-04T10:57:49.01</meta:creation-date>
    <meta:generator>OpenOffice/4.1.2$Win32 OpenOffice.org_project/412m3$Build-9782</meta:generator>
    <dc:date>2016-04-17T23:36:46.56</dc:date>
    <dc:creator>A cs</dc:creator>
    <meta:editing-duration>P1DT23H52M</meta:editing-duration>
    <meta:editing-cycles>6</meta:editing-cycles>
    <meta:document-statistic meta:table-count="3" meta:cell-count="48" meta:object-count="0"/>
  </office:meta>
</office:document-meta>
</file>